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e991" officeooo:paragraph-rsid="001ce9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 la pagina 12 no entra nada, solo la deficion de zona de confort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14:10:19.612000000</meta:creation-date>
    <dc:date>2023-10-10T14:11:09.015000000</dc:date>
    <meta:editing-duration>PT50S</meta:editing-duration>
    <meta:editing-cycles>1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" meta:word-count="14" meta:character-count="67" meta:non-whitespace-character-count="53"/>
  </office:meta>
</office:document-meta>
</file>